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0e54c2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ba2121" loext:opacity="100%"/>
    </style:style>
    <style:style style:name="T9" style:family="text">
      <style:text-properties fo:color="#008000" loext:opacity="100%" fo:font-weight="bold"/>
    </style:style>
    <style:style style:name="T10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a)</text:span></text:p>
      <text:h text:style-name="P2" text:outline-level="1">Question</text:h>
      <text:p text:style-name="P3"><text:span text:style-name="T2">Check whether the system of equation has unique solution, infinitely many solutions or no solution</text:span>. <text:span text:style-name="T2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0764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3"><text:s/>1 <text:s/></text:span><text:span text:style-name="T4">Coeff_matrix</text:span><text:span text:style-name="T5"> </text:span><text:span text:style-name="T4">=</text:span><text:span text:style-name="T5"> </text:span><text:span text:style-name="T4">[</text:span><text:span text:style-name="T6">-1</text:span><text:span text:style-name="T5"> </text:span><text:span text:style-name="T6">3</text:span><text:span text:style-name="T5"> </text:span><text:span text:style-name="T6">7</text:span><text:span text:style-name="T4">;</text:span><text:span text:style-name="T5"> </text:span><text:span text:style-name="T6">2</text:span><text:span text:style-name="T5"> </text:span><text:span text:style-name="T6">-5</text:span><text:span text:style-name="T5"> </text:span><text:span text:style-name="T6">7</text:span><text:span text:style-name="T4">;</text:span><text:span text:style-name="T5"> </text:span><text:span text:style-name="T6">1</text:span><text:span text:style-name="T5"> </text:span><text:span text:style-name="T6">-1</text:span><text:span text:style-name="T5"> </text:span><text:span text:style-name="T6">-1</text:span><text:span text:style-name="T4">];</text:span></text:p>
      <text:p text:style-name="P5"><text:span text:style-name="T3"><text:s/>2 <text:s/></text:span><text:span text:style-name="T4">Const_matrix</text:span><text:span text:style-name="T5"> </text:span><text:span text:style-name="T4">=</text:span><text:span text:style-name="T5"> </text:span><text:span text:style-name="T4">[</text:span><text:span text:style-name="T6">5</text:span><text:span text:style-name="T4">;</text:span><text:span text:style-name="T5"> </text:span><text:span text:style-name="T6">7</text:span><text:span text:style-name="T4">;</text:span><text:span text:style-name="T5"> </text:span><text:span text:style-name="T6">-2</text:span><text:span text:style-name="T4">];</text:span></text:p>
      <text:p text:style-name="P5"><text:span text:style-name="T3"><text:s/>3 <text:s/></text:span><text:span text:style-name="T7">disp</text:span><text:span text:style-name="T4">(</text:span><text:span text:style-name="T8">'Coefficient Matrix = '</text:span><text:span text:style-name="T4">);</text:span></text:p>
      <text:p text:style-name="P5"><text:span text:style-name="T3"><text:s/>4 <text:s/></text:span><text:span text:style-name="T7">disp</text:span><text:span text:style-name="T4">(Coeff_matrix);</text:span></text:p>
      <text:p text:style-name="P5"><text:span text:style-name="T3"><text:s/>5 <text:s/></text:span><text:span text:style-name="T7">disp</text:span><text:span text:style-name="T4">(</text:span><text:span text:style-name="T8">'Constant Matrix = '</text:span><text:span text:style-name="T4">);</text:span></text:p>
      <text:p text:style-name="P5"><text:span text:style-name="T3"><text:s/>6 <text:s/></text:span><text:span text:style-name="T7">disp</text:span><text:span text:style-name="T4">(Const_matrix);</text:span></text:p>
      <text:p text:style-name="P5"><text:span text:style-name="T3"><text:s/>7 <text:s/></text:span><text:span text:style-name="T4">[NumRows,</text:span><text:span text:style-name="T5"> </text:span><text:span text:style-name="T4">NumCols]=</text:span><text:span text:style-name="T7">size</text:span><text:span text:style-name="T4">(Coeff_matrix);</text:span></text:p>
      <text:p text:style-name="P5"><text:span text:style-name="T3"><text:s/>8 <text:s/></text:span><text:span text:style-name="T9">if</text:span><text:span text:style-name="T4">(</text:span><text:span text:style-name="T7">rank</text:span><text:span text:style-name="T4">(Coeff_matrix)</text:span><text:span text:style-name="T5"> </text:span><text:span text:style-name="T6">==</text:span><text:span text:style-name="T5"> </text:span><text:span text:style-name="T7">rank</text:span><text:span text:style-name="T4">([Coeff_matrix</text:span><text:span text:style-name="T5"> </text:span><text:span text:style-name="T4">Const_matrix]))</text:span><text:span text:style-name="T5"> <text:tab/></text:span><text:span text:style-name="T6">&amp;&amp;</text:span><text:span text:style-name="T5"> </text:span><text:span text:style-name="T4">(NumCols</text:span><text:span text:style-name="T5"> </text:span><text:span text:style-name="T6">==</text:span><text:span text:style-name="T5"> </text:span><text:span text:style-name="T7">rank</text:span><text:span text:style-name="T4">(Coeff_matrix))</text:span></text:p>
      <text:p text:style-name="P5"><text:span text:style-name="T3"><text:s/>9 <text:s/></text:span><text:span text:style-name="T5"><text:s text:c="4"/></text:span><text:span text:style-name="T7">disp</text:span><text:span text:style-name="T4">(</text:span><text:span text:style-name="T8">'Solution = '</text:span><text:span text:style-name="T4">);</text:span></text:p>
      <text:p text:style-name="P5"><text:span text:style-name="T3">10 <text:s/></text:span><text:span text:style-name="T5"><text:s text:c="4"/></text:span><text:span text:style-name="T7">disp</text:span><text:span text:style-name="T4">(</text:span><text:span text:style-name="T7">inv</text:span><text:span text:style-name="T4">(Coeff_matrix)</text:span><text:span text:style-name="T6">*</text:span><text:span text:style-name="T4">Const_matrix);</text:span></text:p>
      <text:p text:style-name="P5"><text:span text:style-name="T3">11 <text:s/></text:span><text:span text:style-name="T9">elseif</text:span><text:span text:style-name="T4">(</text:span><text:span text:style-name="T7">rank</text:span><text:span text:style-name="T4">(Coeff_matrix)</text:span><text:span text:style-name="T5"> </text:span><text:span text:style-name="T6">==</text:span><text:span text:style-name="T5"> </text:span><text:span text:style-name="T7">rank</text:span><text:span text:style-name="T4">([Coeff_matrix</text:span><text:span text:style-name="T5"> <text:tab/></text:span><text:span text:style-name="T4">Const_matrix]))</text:span><text:span text:style-name="T5"> </text:span><text:span text:style-name="T6">&amp;&amp;</text:span><text:span text:style-name="T5"> </text:span><text:span text:style-name="T4">(NumCols</text:span><text:span text:style-name="T5"> </text:span><text:span text:style-name="T6">&gt;</text:span><text:span text:style-name="T5"> </text:span><text:span text:style-name="T7">rank</text:span><text:span text:style-name="T4">(Coeff_matrix))</text:span></text:p>
      <text:p text:style-name="P5"><text:span text:style-name="T3">12 <text:s/></text:span><text:span text:style-name="T5"><text:s text:c="4"/></text:span><text:span text:style-name="T7">disp</text:span><text:span text:style-name="T4">(</text:span><text:span text:style-name="T8">'Infinitely Many Solution'</text:span><text:span text:style-name="T4">);</text:span></text:p>
      <text:p text:style-name="P6"><text:span text:style-name="T10">13 <text:s/></text:span>else</text:p>
      <text:p text:style-name="P5"><text:span text:style-name="T3">14 <text:s/></text:span><text:span text:style-name="T5"><text:s text:c="4"/></text:span><text:span text:style-name="T7">disp</text:span><text:span text:style-name="T4">(</text:span><text:span text:style-name="T8">'No solution'</text:span><text:span text:style-name="T4">);</text:span></text:p>
      <text:p text:style-name="P6"><text:span text:style-name="T10">15 <text:s/></text:span>end</text:p>
      <text:h text:style-name="P7" text:outline-level="1">Output</text:h>
      <text:p text:style-name="P8">&gt;&gt; Assignment_3a</text:p>
      <text:p text:style-name="P8">Coefficient Matrix = </text:p>
      <text:p text:style-name="P8"><text:s text:c="4"/>-1 <text:s text:c="4"/>3 <text:s text:c="4"/>7</text:p>
      <text:p text:style-name="P8"><text:s text:c="5"/>2 <text:s text:c="3"/>-5 <text:s text:c="4"/>7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5"/>7</text:p>
      <text:p text:style-name="P8"><text:s text:c="4"/>-2</text:p>
      <text:p text:style-name="P8"/>
      <text:p text:style-name="P8"><text:soft-page-break/>Solution = </text:p>
      <text:p text:style-name="P8"><text:s text:c="3"/>-2.2222</text:p>
      <text:p text:style-name="P8"><text:s text:c="3"/>-1.0833</text:p>
      <text:p text:style-name="P8"><text:s text:c="4"/>0.8611</text:p>
      <text:p text:style-name="P8"/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7.01.2025</text:span></text:p>
      </style:header>
      <style:footer>
        <text:p text:style-name="MP2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5:39:12.858789678</dc:date>
    <meta:editing-duration>PT18M46S</meta:editing-duration>
    <meta:editing-cycles>8</meta:editing-cycles>
    <meta:generator>LibreOffice/24.8.4.2$Linux_X86_64 LibreOffice_project/480$Build-2</meta:generator>
    <meta:print-date>2025-01-26T15:39:03.838387965</meta:print-date>
    <meta:printed-by>PDF files</meta:printed-by>
    <meta:document-statistic meta:table-count="0" meta:image-count="0" meta:object-count="3" meta:page-count="2" meta:paragraph-count="40" meta:word-count="135" meta:character-count="1006" meta:non-whitespace-character-count="803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−</mo>
        <mn>5</mn>
      </mrow>
      <mrow>
        <mi>y</mi>
        <mo stretchy="false">+</mo>
        <mn>7</mn>
      </mrow>
      <mrow>
        <mi>z</mi>
        <mo stretchy="false">=</mo>
        <mn>7</mn>
      </mrow>
    </mrow>
    <annotation encoding="StarMath 5.0">2x -5y+7z=7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